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1.524cm" svg:x="1.381cm" svg:y="1.254cm">
          <text:p text:style-name="P1">library dependency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1.176cm" svg:height="3.302cm" svg:x="3.921cm" svg:y="5.064cm">
          <text:p text:style-name="P1">libzuluCrypt</text:p>
          <text:p text:style-name="P1">This library does not and should not </text:p>
          <text:p text:style-name="P1">depend on any other project libr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9.271cm" svg:height="3.175cm" svg:x="3.293cm" svg:y="9.74cm">
          <text:p text:style-name="P1">libzuluCrypt-exe</text:p>
          <text:p text:style-name="P1">This library can and does</text:p>
          <text:p text:style-name="P1">depend on other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28cm" svg:y1="9.74cm" svg:x2="3.921cm" svg:y2="6.715cm" draw:start-shape="id1" draw:start-glue-point="0" draw:end-shape="id2" draw:end-glue-point="3" svg:d="m7928 9740v-687h-4508v-2338h501" svg:viewBox="0 0 4509 3026">
          <text:p/>
        </draw:connector>
        <draw:custom-shape draw:style-name="gr1" draw:text-style-name="P1" xml:id="id3" draw:id="id3" draw:layer="layout" svg:width="10.414cm" svg:height="3.683cm" svg:x="4.175cm" svg:y="14.208cm">
          <text:p text:style-name="P1">libzuluCryptPluginManager</text:p>
          <text:p text:style-name="P1">This library does not and should </text:p>
          <text:p text:style-name="P1">not depend on any other</text:p>
          <text:p text:style-name="P1"><text:s/>project librar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28cm" svg:y1="12.915cm" svg:x2="9.382cm" svg:y2="14.208cm" draw:start-shape="id1" draw:start-glue-point="2" draw:end-shape="id3" svg:d="m7928 12915v646h1454v647" svg:viewBox="0 0 1455 1294">
          <text:p/>
        </draw:connector>
        <draw:custom-shape draw:style-name="gr1" draw:text-style-name="P1" xml:id="id4" draw:id="id4" draw:layer="layout" svg:width="11.43cm" svg:height="2.413cm" svg:x="3.466cm" svg:y="20.05cm">
          <text:p text:style-name="P1">zuluCrypt-cli</text:p>
          <text:p text:style-name="P1">This binary executable can</text:p>
          <text:p text:style-name="P1">and does depend on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.552cm" svg:x1="9.181cm" svg:y1="20.05cm" svg:x2="3.293cm" svg:y2="11.327cm" draw:start-shape="id4" draw:start-glue-point="0" draw:end-shape="id1" draw:end-glue-point="3" svg:d="m9181 20050v-1016h-6390v-7707h502" svg:viewBox="0 0 6391 8724">
          <text:p/>
        </draw:connector>
        <draw:custom-shape draw:style-name="gr1" draw:text-style-name="P1" xml:id="id5" draw:id="id5" draw:layer="layout" svg:width="10.922cm" svg:height="2.667cm" svg:x="8.62cm" svg:y="23.86cm">
          <text:p text:style-name="P1">zuluMount-cli</text:p>
          <text:p text:style-name="P1">This binary executable can</text:p>
          <text:p text:style-name="P1">and does depend on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542cm" svg:y1="25.193cm" svg:x2="15.097cm" svg:y2="6.715cm" draw:start-shape="id5" draw:start-glue-point="1" draw:end-shape="id6" draw:end-glue-point="0" svg:d="m19542 25193h501v-18478h-4946" svg:viewBox="0 0 4947 18479">
          <text:p/>
        </draw:connector>
        <draw:custom-shape draw:style-name="gr1" draw:text-style-name="P1" xml:id="id8" draw:id="id8" draw:layer="layout" svg:width="4.953cm" svg:height="1.27cm" svg:x="14.081cm" svg:y="11.033cm">
          <text:p text:style-name="P1">libblki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699cm" svg:height="1.143cm" svg:x="1.635cm" svg:y="3.413cm">
          <text:p text:style-name="P1">libcryptsetu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xml:id="id6" draw:id="id6" draw:layer="layout" svg:x1="15.097cm" svg:y1="6.715cm" svg:x2="15.097cm" svg:y2="6.715cm" draw:start-shape="id2" draw:end-shape="id2" svg:d="m15097 6715v0" svg:viewBox="0 0 1 1">
          <text:p/>
        </draw:connector>
        <draw:connector draw:style-name="gr2" draw:text-style-name="P1" xml:id="id9" draw:id="id9" draw:layer="layout" svg:x1="9.509cm" svg:y1="5.064cm" svg:x2="6.334cm" svg:y2="3.984cm" draw:start-shape="id2" draw:start-glue-point="0" draw:end-shape="id7" svg:d="m9509 5064v-1080h-3175" svg:viewBox="0 0 3176 1081">
          <text:p/>
        </draw:connector>
        <draw:connector draw:style-name="gr2" draw:text-style-name="P1" draw:layer="layout" svg:x1="14.896cm" svg:y1="21.256cm" svg:x2="16.557cm" svg:y2="12.303cm" draw:start-shape="id4" draw:start-glue-point="1" draw:end-shape="id8" draw:end-glue-point="2" svg:d="m14896 21256h1661v-8953" svg:viewBox="0 0 1662 8954">
          <text:p/>
        </draw:connector>
        <draw:connector draw:style-name="gr2" draw:text-style-name="P1" draw:layer="layout" draw:line-skew="-0.572cm" svg:x1="9.509cm" svg:y1="8.366cm" svg:x2="16.557cm" svg:y2="11.033cm" draw:start-shape="id2" draw:start-glue-point="2" draw:end-shape="id8" draw:end-glue-point="0" svg:d="m9509 8366v762h7048v1905" svg:viewBox="0 0 7049 2668">
          <text:p/>
        </draw:connector>
        <draw:connector draw:style-name="gr2" draw:text-style-name="P1" draw:layer="layout" svg:x1="12.564cm" svg:y1="11.327cm" svg:x2="14.081cm" svg:y2="11.668cm" draw:start-shape="id1" draw:start-glue-point="1" draw:end-shape="id8" draw:end-glue-point="3" svg:d="m12564 11327h758v341h759" svg:viewBox="0 0 1518 342">
          <text:p/>
        </draw:connector>
        <draw:connector draw:style-name="gr2" draw:text-style-name="P1" draw:layer="layout" svg:x1="8.62cm" svg:y1="25.193cm" svg:x2="3.293cm" svg:y2="11.327cm" draw:start-shape="id5" draw:start-glue-point="3" draw:end-shape="id1" draw:end-glue-point="3" svg:d="m8620 25193h-5829v-13866h502" svg:viewBox="0 0 5830 13867">
          <text:p/>
        </draw:connector>
        <draw:connector draw:style-name="gr2" draw:text-style-name="P1" draw:layer="layout" draw:line-skew="-0.949cm" svg:x1="3.466cm" svg:y1="21.256cm" svg:x2="3.921cm" svg:y2="6.715cm" draw:start-shape="id4" draw:start-glue-point="3" draw:end-shape="id2" draw:end-glue-point="3" svg:d="m3466 21256h-1450v-14541h1905" svg:viewBox="0 0 1906 14542">
          <text:p/>
        </draw:connector>
        <draw:connector draw:style-name="gr2" draw:text-style-name="P1" draw:layer="layout" draw:line-skew="4.89cm" svg:x1="14.081cm" svg:y1="23.86cm" svg:x2="19.034cm" svg:y2="11.668cm" draw:start-shape="id5" draw:start-glue-point="0" draw:end-shape="id8" draw:end-glue-point="1" svg:d="m14081 23860v-889h5453v-11303h-500" svg:viewBox="0 0 5454 12193">
          <text:p/>
        </draw:connector>
        <draw:custom-shape draw:style-name="gr1" draw:text-style-name="P1" xml:id="id10" draw:id="id10" draw:layer="layout" svg:width="3.937cm" svg:height="1.143cm" svg:x="12.176cm" svg:y="3.413cm">
          <text:p text:style-name="P1">libtcpla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509cm" svg:y1="3.984cm" svg:x2="12.176cm" svg:y2="3.984cm" draw:start-shape="id9" draw:start-glue-point="0" draw:end-shape="id10" svg:d="m9509 3984h2667" svg:viewBox="0 0 266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25:11</meta:creation-date>
    <dc:date>2013-11-18T01:59:54.409030627</dc:date>
    <meta:editing-duration>PT31M17S</meta:editing-duration>
    <meta:editing-cycles>16</meta:editing-cycles>
    <meta:generator>LibreOffice/4.1.3.2$Linux_x86 LibreOffice_project/70feb7d99726f064edab4605a8ab840c50ec57a</meta:generator>
    <meta:document-statistic meta:object-count="22"/>
  </office:meta>
</office:document-meta>
</file>